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4ed" officeooo:paragraph-rsid="001cc4ed"/>
    </style:style>
    <style:style style:name="P2" style:family="paragraph" style:parent-style-name="Standard">
      <style:paragraph-properties fo:text-align="center" style:justify-single-word="false"/>
      <style:text-properties officeooo:rsid="001cc4ed" officeooo:paragraph-rsid="001cc4ed"/>
    </style:style>
    <style:style style:name="P3" style:family="paragraph" style:parent-style-name="Standard">
      <style:text-properties officeooo:rsid="001f9469" officeooo:paragraph-rsid="001f9469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1d79f9"/>
    </style:style>
    <style:style style:name="T2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3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8575in" fo:min-width="3.9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236in" fo:min-width="0.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366in" fo:min-width="0.7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lving the problems (planeation of the order for solve them)</text:p>
      <text:p text:style-name="P2"/>
      <text:p text:style-name="P1">1.- Create a logic database which can handle the following structure:</text:p>
      <text:p text:style-name="P1"/>
      <text:p text:style-name="P1"><draw:custom-shape text:anchor-type="paragraph" draw:z-index="2" draw:name="Shape3" draw:style-name="gr2" draw:text-style-name="P5" svg:width="3.9197in" svg:height="1.8579in" svg:x="3.0319in" svg:y="0.0772in"><text:p text:style-name="P5">Questions:</text:p><text:p text:style-name="P5">Boolean</text:p><text:p text:style-name="P6">**Multiple choice where only </text:p><text:p text:style-name="P6">one answer is correct</text:p><text:p text:style-name="P6">**Multiple choice where more than one </text:p><text:p text:style-name="P6">answer is correct</text:p><text:p text:style-name="P6">**Multiple choice where more than one answer is </text:p><text:p text:style-name="P6">correct and all of them must </text:p><text:p text:style-name="P6">be answered correctly</text:p><text:p text:style-name="P6"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1" draw:name="Shape2" draw:style-name="gr3" draw:text-style-name="P5" svg:width="0.728in" svg:height="0.424in" svg:x="1.4346in" svg:y="0.1701in"><text:p text:style-name="P5">Lessons</text:p><draw:enhanced-geometry svg:viewBox="0 0 21600 21600" draw:type="rectangle" draw:enhanced-path="M 0 0 L 21600 0 21600 21600 0 21600 0 0 Z N"/></draw:custom-shape><draw:custom-shape text:anchor-type="paragraph" draw:z-index="0" draw:name="Shape1" draw:style-name="gr4" draw:text-style-name="P7" svg:width="0.7815in" svg:height="0.437in" svg:x="-0.1626in" svg:y="0.1681in"><text:p text:style-name="P7"><text:span text:style-name="T2">Courses </text:span></text:p><draw:enhanced-geometry svg:viewBox="0 0 21600 21600" draw:type="rectangle" draw:enhanced-path="M 0 0 L 21600 0 21600 21600 0 21600 0 0 Z N"/></draw:custom-shape></text:p>
      <text:p text:style-name="P1"><draw:frame text:anchor-type="paragraph" draw:z-index="3" draw:name="Shape4" draw:style-name="gr1" draw:text-style-name="P4" svg:width="0.735in" svg:height="0.3732in" svg:x="0.7835in" svg:y="0.1516in"><draw:text-box><text:p>1:M</text:p></draw:text-box></draw:frame><draw:frame text:anchor-type="paragraph" draw:z-index="4" draw:name="Shape4_0" draw:style-name="gr1" draw:text-style-name="P4" svg:width="0.735in" svg:height="0.3732in" svg:x="2.372in" svg:y="0.1008in"><draw:text-box><text:p>1:M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ata of a course:</text:p>
      <text:p text:style-name="P3">ID</text:p>
      <text:p text:style-name="P3">name_class(came from) </text:p>
      <text:p text:style-name="P3">Name</text:p>
      <text:p text:style-name="P3">level</text:p>
      <text:p text:style-name="P3"/>
      <text:p text:style-name="P3">Data of a lesson:</text:p>
      <text:p text:style-name="P3">ID</text:p>
      <text:p text:style-name="P3">Course (came from)</text:p>
      <text:p text:style-name="P3">Name </text:p>
      <text:p text:style-name="P3">Level</text:p>
      <text:p text:style-name="P3"/>
      <text:p text:style-name="P3">Data of a Question:</text:p>
      <text:p text:style-name="P3">ID:</text:p>
      <text:p text:style-name="P3">Lesson (came from)</text:p>
      <text:p text:style-name="P3">Name:</text:p>
      <text:p text:style-name="P3">level:</text:p>
      <text:p text:style-name="P3">Type:</text:p>
      <text:p text:style-name="P3">Answer (according the type)</text:p>
      <text:p text:style-name="P1"/>
      <text:p text:style-name="P1">An <text:s/>only SINGLE course can contain many lessons, a lesson can contain many question but a question only can be from an specific lesson.</text:p>
      <text:p text:style-name="P1"/>
      <text:p text:style-name="P1">2.- Create a manager of user profiles for the admin of the site</text:p>
      <text:p text:style-name="P1">create an user and provide him the permissions </text:p>
      <text:p text:style-name="P1"><text:tab/>-<text:span text:style-name="T1">A student can see the list of courses </text:span></text:p>
      <text:p text:style-name="P1"><text:tab/>-<text:span text:style-name="T1">A student can see the lessons of a curse </text:span></text:p>
      <text:p text:style-name="P1"><text:tab/>-<text:span text:style-name="T1">A student can take a lesson and send all the answers in one go</text:span></text:p>
      <text:p text:style-name="P1"/>
      <text:p text:style-name="P1"><text:tab/>-<text:span text:style-name="T1">A teacher can manage the CRUD for the Courses, Lessons and Questions </text:span></text:p>
      <text:p text:style-name="P1">delete an user</text:p>
      <text:p text:style-name="P1">update an user </text:p>
      <text:p text:style-name="P1"/>
      <text:p text:style-name="P1"/>
      <text:p text:style-name="P1"><text:soft-page-break/>3.- Create a manager of Courses, Lessons <text:s/>and Questions</text:p>
      <text:p text:style-name="P1"/>
      <text:p text:style-name="P1">4.- 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1:20:40.188770984</meta:creation-date>
    <dc:date>2021-01-25T15:19:00.575034960</dc:date>
    <meta:editing-duration>PT3H26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0" meta:word-count="160" meta:character-count="862" meta:non-whitespace-character-count="719"/>
  </office:meta>
</office:document-meta>
</file>